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59230" officeooo:paragraph-rsid="00059230" style:font-size-asian="13pt" style:font-size-complex="13pt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59230" officeooo:paragraph-rsid="0005923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59230" officeooo:paragraph-rsid="000ef83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fdc0" officeooo:paragraph-rsid="0009fdc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ef656" officeooo:paragraph-rsid="000ef65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f83b" officeooo:paragraph-rsid="000ef83b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059230" officeooo:paragraph-rsid="00059230"/>
    </style:style>
    <style:style style:name="P8" style:family="paragraph" style:parent-style-name="Standard">
      <style:text-properties style:text-underline-style="solid" style:text-underline-width="auto" style:text-underline-color="font-color" officeooo:rsid="00059230" officeooo:paragraph-rsid="000ef83b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f7ef3" officeooo:paragraph-rsid="000f7ef3" style:font-weight-asian="normal" style:font-weight-complex="normal"/>
    </style:style>
    <style:style style:name="P10" style:family="paragraph" style:parent-style-name="Standard">
      <style:text-properties fo:font-size="16pt" fo:font-weight="bold" officeooo:rsid="00059230" officeooo:paragraph-rsid="00059230" style:font-size-asian="16pt" style:font-weight-asian="bold" style:font-size-complex="16pt" style:font-weight-complex="bold"/>
    </style:style>
    <style:style style:name="P11" style:family="paragraph" style:parent-style-name="Standard">
      <style:text-properties style:text-underline-style="none" fo:font-weight="normal" officeooo:rsid="00070818" officeooo:paragraph-rsid="00070818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7c017" officeooo:paragraph-rsid="0007c01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87ee8" officeooo:paragraph-rsid="00087ee8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9fdc0" officeooo:paragraph-rsid="0009fdc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bf9d4" officeooo:paragraph-rsid="000bf9d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ef656" officeooo:paragraph-rsid="000ef65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f7ef3" officeooo:paragraph-rsid="000f7ef3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0ef656" officeooo:paragraph-rsid="000ef656" style:font-weight-asian="bold" style:font-weight-complex="bold"/>
    </style:style>
    <style:style style:name="P19" style:family="paragraph" style:parent-style-name="Standard">
      <style:text-properties officeooo:rsid="00059230" officeooo:paragraph-rsid="000ef83b"/>
    </style:style>
    <style:style style:name="P20" style:family="paragraph" style:parent-style-name="Standard">
      <style:text-properties style:text-underline-style="none"/>
    </style:style>
    <style:style style:name="P21" style:family="paragraph" style:parent-style-name="Standard">
      <style:text-properties style:text-underline-style="none" fo:font-weight="normal" officeooo:rsid="00059230" officeooo:paragraph-rsid="00059230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ef83b" officeooo:paragraph-rsid="000ef83b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3d485" officeooo:paragraph-rsid="0013d48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63214" officeooo:paragraph-rsid="00163214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63214" officeooo:paragraph-rsid="001651e7" style:font-weight-asian="normal" style:font-weight-complex="normal"/>
    </style:style>
    <style:style style:name="P26" style:family="paragraph" style:parent-style-name="Standard">
      <style:text-properties style:text-underline-style="none" fo:font-weight="bold" officeooo:rsid="000ef656" officeooo:paragraph-rsid="001651e7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0ef656" officeooo:paragraph-rsid="000ef656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0ef656" officeooo:paragraph-rsid="001651e7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6f3bf" style:font-weight-asian="normal" style:font-weight-complex="normal"/>
    </style:style>
    <style:style style:name="T3" style:family="text">
      <style:text-properties style:text-underline-style="none" fo:font-weight="normal" officeooo:rsid="00070818" style:font-weight-asian="normal" style:font-weight-complex="normal"/>
    </style:style>
    <style:style style:name="T4" style:family="text">
      <style:text-properties style:text-underline-style="none" fo:font-weight="normal" officeooo:rsid="0007c017" style:font-weight-asian="normal" style:font-weight-complex="normal"/>
    </style:style>
    <style:style style:name="T5" style:family="text">
      <style:text-properties style:text-underline-style="none" fo:font-weight="normal" officeooo:rsid="000bcc2f" style:font-weight-asian="normal" style:font-weight-complex="normal"/>
    </style:style>
    <style:style style:name="T6" style:family="text">
      <style:text-properties style:text-underline-style="none" fo:font-weight="normal" officeooo:rsid="000bf9d4" style:font-weight-asian="normal" style:font-weight-complex="normal"/>
    </style:style>
    <style:style style:name="T7" style:family="text">
      <style:text-properties style:text-underline-style="none" fo:font-weight="normal" officeooo:rsid="000ef83b" style:font-weight-asian="normal" style:font-weight-complex="normal"/>
    </style:style>
    <style:style style:name="T8" style:family="text">
      <style:text-properties style:text-underline-style="none" fo:font-weight="normal" officeooo:rsid="00115ea8" style:font-weight-asian="normal" style:font-weight-complex="normal"/>
    </style:style>
    <style:style style:name="T9" style:family="text">
      <style:text-properties style:text-underline-style="none" fo:font-weight="normal" officeooo:rsid="00149fe8" style:font-weight-asian="normal" style:font-weight-complex="normal"/>
    </style:style>
    <style:style style:name="T10" style:family="text">
      <style:text-properties style:text-underline-style="none" fo:font-weight="normal" officeooo:rsid="00163214" style:font-weight-asian="normal" style:font-weight-complex="normal"/>
    </style:style>
    <style:style style:name="T11" style:family="text">
      <style:text-properties style:text-underline-style="none" fo:font-weight="normal" officeooo:rsid="001651e7" style:font-weight-asian="normal" style:font-weight-complex="normal"/>
    </style:style>
    <style:style style:name="T12" style:family="text">
      <style:text-properties style:text-underline-style="none" fo:font-weight="normal" officeooo:rsid="00167812" style:font-weight-asian="normal" style:font-weight-complex="normal"/>
    </style:style>
    <style:style style:name="T13" style:family="text">
      <style:text-properties style:text-underline-style="none" officeooo:rsid="000bf9d4"/>
    </style:style>
    <style:style style:name="T14" style:family="text">
      <style:text-properties officeooo:rsid="0006f3bf"/>
    </style:style>
    <style:style style:name="T15" style:family="text">
      <style:text-properties officeooo:rsid="0007c017"/>
    </style:style>
    <style:style style:name="T16" style:family="text">
      <style:text-properties officeooo:rsid="00087ee8"/>
    </style:style>
    <style:style style:name="T17" style:family="text">
      <style:text-properties officeooo:rsid="000bf9d4"/>
    </style:style>
    <style:style style:name="T18" style:family="text">
      <style:text-properties officeooo:rsid="000df7d8"/>
    </style:style>
    <style:style style:name="T19" style:family="text">
      <style:text-properties officeooo:rsid="000ef656"/>
    </style:style>
    <style:style style:name="T20" style:family="text">
      <style:text-properties officeooo:rsid="00115ea8"/>
    </style:style>
    <style:style style:name="T21" style:family="text">
      <style:text-properties officeooo:rsid="0013d485"/>
    </style:style>
    <style:style style:name="T22" style:family="text">
      <style:text-properties officeooo:rsid="00149fe8"/>
    </style:style>
    <style:style style:name="T23" style:family="text">
      <style:text-properties officeooo:rsid="001651e7"/>
    </style:style>
    <style:style style:name="T24" style:family="text">
      <style:text-properties officeooo:rsid="00167812"/>
    </style:style>
    <style:style style:name="T25" style:family="text">
      <style:text-properties fo:color="#ce181e" officeooo:rsid="00167812"/>
    </style:style>
    <style:style style:name="T26" style:family="text">
      <style:text-properties fo:color="#ce181e" officeooo:rsid="00167812" fo:background-color="#fff200" loext:char-shading-value="0"/>
    </style:style>
    <style:style style:name="T27" style:family="text">
      <style:text-properties fo:color="#ce181e" officeooo:rsid="00167812"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scription textuelle </text:p>
      <text:p text:style-name="P1"/>
      <text:p text:style-name="P2">1)</text:p>
      <text:p text:style-name="P2">Nom du cas : <text:span text:style-name="T1"><text:s/>Consulter la carte </text:span></text:p>
      <text:p text:style-name="P2">But <text:span text:style-name="T1"><text:s/></text:span><text:span text:style-name="T2">Permet au client de consulter la liste des menus et plats proposes par le restaurant</text:span></text:p>
      <text:p text:style-name="P2">Acteur princi<text:span text:style-name="T14">pal </text:span><text:span text:style-name="T2"><text:s/>Client <text:s/></text:span></text:p>
      <text:p text:style-name="P2">Déclenchement<text:span text:style-name="T1"> </text:span><text:span text:style-name="T3">Le cas commence lorsque le client se rend sur la page d’accueil de l’application</text:span></text:p>
      <text:p text:style-name="P7"/>
      <text:p text:style-name="P2">Pre-condition<text:span text:style-name="T1"> </text:span><text:span text:style-name="T3">aucune </text:span></text:p>
      <text:p text:style-name="P2">Post-condition <text:span text:style-name="T1"><text:s/></text:span><text:span text:style-name="T3">aucune</text:span></text:p>
      <text:p text:style-name="P2">Scenario nominal :</text:p>
      <text:p text:style-name="P11">1- <text:span text:style-name="T15">Le système affiche la liste des menus et/ou plats</text:span></text:p>
      <text:p text:style-name="P12">2- Le client choisit entre menus /plats </text:p>
      <text:p text:style-name="P12">3- Le <text:span text:style-name="T16">système</text:span> affiche la liste <text:span text:style-name="T16">adéquate</text:span> </text:p>
      <text:p text:style-name="P13">4- Fin du CU</text:p>
      <text:p text:style-name="P2"/>
      <text:p text:style-name="P2">Scenario alternatif</text:p>
      <text:p text:style-name="P12">[La liste des <text:span text:style-name="T16">résultats</text:span> est vide]</text:p>
      <text:p text:style-name="P14">3.a- Le système affiche  le message « Aucun (nom du choix) n’est disponible actuellement »</text:p>
      <text:p text:style-name="P14">3.b- Retourne en 2</text:p>
      <text:p text:style-name="P4"/>
      <text:p text:style-name="P2"/>
      <text:p text:style-name="P2"><text:span text:style-name="T22">2</text:span>)</text:p>
      <text:p text:style-name="P2">Nom du cas<text:span text:style-name="T1"> </text:span><text:span text:style-name="T5">Finaliser la commande </text:span></text:p>
      <text:p text:style-name="P2">But<text:span text:style-name="T1"> </text:span><text:span text:style-name="T6">Ce cas permet au client de finaliser sa prise de commande </text:span></text:p>
      <text:p text:style-name="P21"/>
      <text:p text:style-name="P2">Acteur princip<text:span text:style-name="T17">al :</text:span><text:span text:style-name="T13"> </text:span><text:span text:style-name="T6">Client </text:span></text:p>
      <text:p text:style-name="P2">Déclenchement :<text:span text:style-name="T1"> </text:span><text:span text:style-name="T6">Le cas commence lorsque le client finalise ses choix </text:span></text:p>
      <text:p text:style-name="P7"/>
      <text:p text:style-name="P2">Pre-condition :<text:span text:style-name="T1"> </text:span><text:span text:style-name="T6">Selectionner un (des) produits.</text:span></text:p>
      <text:p text:style-name="P2">Post-condition :<text:span text:style-name="T1"> </text:span><text:span text:style-name="T6">Payer la commande </text:span></text:p>
      <text:p text:style-name="P2">Scenario nominal :</text:p>
      <text:p text:style-name="P15">1-Le Systeme affiche le recapitulatif de la commande (Liste des produits ,<text:span text:style-name="T19">quantité</text:span>, montant..)</text:p>
      <text:p text:style-name="P15">2-Le client valide sa commande. </text:p>
      <text:p text:style-name="P15">3-Fin du CU </text:p>
      <text:p text:style-name="P2">Scenario alternatif</text:p>
      <text:p text:style-name="P15">2.a-[Le <text:span text:style-name="T19">délai</text:span> de confirmation de la commande est <text:span text:style-name="T18">dépassé</text:span> ]</text:p>
      <text:p text:style-name="P16">2.b- Retourner au CU « Sélectionner un produit »</text:p>
      <text:p text:style-name="P16"/>
      <text:p text:style-name="P18">4)</text:p>
      <text:p text:style-name="P5">Nom du cas :<text:span text:style-name="T1"> Payer la commande </text:span></text:p>
      <text:p text:style-name="P5">But :<text:span text:style-name="T1"> </text:span></text:p>
      <text:p text:style-name="P5">Acteur principal :<text:span text:style-name="T7">Client </text:span></text:p>
      <text:p text:style-name="P5"/>
      <text:p text:style-name="P5">Déclenchement :<text:span text:style-name="T1"> </text:span><text:span text:style-name="T7">Le cas commence lorsque le client finalise sa commande et procede au paiement de cette dernière</text:span></text:p>
      <text:p text:style-name="P5"/>
      <text:p text:style-name="P5">Pre-condition :<text:span text:style-name="T1"> </text:span><text:span text:style-name="T7">Finaliser la commande</text:span></text:p>
      <text:p text:style-name="P5">Post-condition :<text:span text:style-name="T1"> </text:span><text:span text:style-name="T7">Le client reçoit le ticket de caisse </text:span></text:p>
      <text:p text:style-name="P5"/>
      <text:p text:style-name="P5">Scenario nominal :</text:p>
      <text:p text:style-name="P22">1-Le système affiche au client un choix de payer en espèces ou par CB</text:p>
      <text:p text:style-name="P22"><text:soft-page-break/>2-Le client choisit la méthode de paiement</text:p>
      <text:p text:style-name="P22">3-Le système affiche les <text:span text:style-name="T22">étapes</text:span> à suivre</text:p>
      <text:p text:style-name="P22">4-Le client <text:span text:style-name="T22">procède</text:span> au paiement</text:p>
      <text:p text:style-name="P6"><text:span text:style-name="T1">5-Le </text:span><text:span text:style-name="T9">système</text:span><text:span text:style-name="T1"> </text:span><text:span text:style-name="T8">valide</text:span><text:span text:style-name="T1"> le paiement</text:span></text:p>
      <text:p text:style-name="P22">6-Le <text:span text:style-name="T22">système</text:span> imprime le ticket de caisse</text:p>
      <text:p text:style-name="P22">7-Fin du CU</text:p>
      <text:p text:style-name="P5"/>
      <text:p text:style-name="P5">Scenario alternatif:</text:p>
      <text:p text:style-name="P17"><text:span text:style-name="T20">5.a- </text:span>[code <text:span text:style-name="T20">CB</text:span> <text:span text:style-name="T20">erroné</text:span>]</text:p>
      <text:p text:style-name="P20"><text:s/><text:tab/><text:span text:style-name="T21">5a.1-Le système signale l’erreur et redemande le code</text:span></text:p>
      <text:p text:style-name="P20"><text:tab/><text:span text:style-name="T21">5a.2-Renvoie à 4</text:span></text:p>
      <text:p text:style-name="P23"/>
      <text:p text:style-name="P9"/>
      <text:p text:style-name="P5"/>
      <text:p text:style-name="P5"/>
      <text:p text:style-name="P18"><text:span text:style-name="T22">4</text:span>)</text:p>
      <text:p text:style-name="P5">Nom du cas :<text:span text:style-name="T1"> </text:span><text:span text:style-name="T9">Modifier la commande </text:span><text:span text:style-name="T10">( supprimer un produit)</text:span></text:p>
      <text:p text:style-name="P5">But :<text:span text:style-name="T1"> </text:span><text:span text:style-name="T9">Ce cas montre la suite des </text:span><text:span text:style-name="T11">étapes</text:span><text:span text:style-name="T9"> permettant à un client de modifier sa commande </text:span><text:span text:style-name="T11">en supprimant un produit qu’il ne désire plus prendre </text:span></text:p>
      <text:p text:style-name="P5">Acteur principal :<text:span text:style-name="T1"> </text:span><text:span text:style-name="T9">Client </text:span></text:p>
      <text:p text:style-name="P5"/>
      <text:p text:style-name="P5">Déclenchement :<text:span text:style-name="T1"> </text:span><text:span text:style-name="T9">Ce cas commence </text:span><text:span text:style-name="T10">lorsque ……….</text:span></text:p>
      <text:p text:style-name="P5"/>
      <text:p text:style-name="P5">Pre-condition :<text:span text:style-name="T1"> </text:span><text:span text:style-name="T12">……….</text:span></text:p>
      <text:p text:style-name="P5"><text:span text:style-name="T10"/></text:p>
      <text:p text:style-name="P5"/>
      <text:p text:style-name="P5">Scenario nominal:</text:p>
      <text:p text:style-name="P24">1-Le système affiche le récapitulatif de la commande (liste des produits avec le montant) </text:p>
      <text:p text:style-name="P24">2-Le client sélectionne le produit qu’il souhaite supprimer </text:p>
      <text:p text:style-name="P24">3-Le système supprime le produit , refait l’addition et ré-actualise le montant de la commande</text:p>
      <text:p text:style-name="P5"/>
      <text:p text:style-name="P28">Post-condition:<text:span text:style-name="T1"> </text:span><text:span text:style-name="T10">La modification de la commande </text:span></text:p>
      <text:p text:style-name="P5"/>
      <text:p text:style-name="P26"><text:span text:style-name="T23">5</text:span>) <text:span text:style-name="T27">CHECK</text:span></text:p>
      <text:p text:style-name="P28">Nom du cas:<text:span text:style-name="T1"> </text:span><text:span text:style-name="T9">Modifier la commande </text:span><text:span text:style-name="T10">( </text:span><text:span text:style-name="T11">ajouter</text:span><text:span text:style-name="T10"> un produit)</text:span></text:p>
      <text:p text:style-name="P28">But:<text:span text:style-name="T1"> </text:span><text:span text:style-name="T9">Ce cas montre la suite des </text:span><text:span text:style-name="T11">étapes</text:span><text:span text:style-name="T9"> permettant à un client de modifier sa commande </text:span><text:span text:style-name="T11">en ajoutant un nouveau produit</text:span></text:p>
      <text:p text:style-name="P28">Acteur principal:<text:span text:style-name="T1"> </text:span><text:span text:style-name="T9">Client </text:span></text:p>
      <text:p text:style-name="P28"/>
      <text:p text:style-name="P28">Déclenchement:<text:span text:style-name="T1"> </text:span><text:span text:style-name="T9">Ce cas commence </text:span><text:span text:style-name="T10">lorsque ……….</text:span></text:p>
      <text:p text:style-name="P28"/>
      <text:p text:style-name="P28">Pre-condition:<text:span text:style-name="T1"> </text:span><text:span text:style-name="T12">……….</text:span></text:p>
      <text:p text:style-name="P28"><text:span text:style-name="T10"/></text:p>
      <text:p text:style-name="P28"/>
      <text:p text:style-name="P28">Scenario nominal:</text:p>
      <text:p text:style-name="P25">1-Le système affiche le récapitulatif de la commande (liste des produits avec le montant) </text:p>
      <text:p text:style-name="P25">2-Le client <text:span text:style-name="T24">choisit d’ajouter un nouveau produit</text:span></text:p>
      <text:p text:style-name="P28"/>
      <text:p text:style-name="P28">Post-condition :<text:span text:style-name="T1"> </text:span><text:span text:style-name="T12">Sélectionner un produit</text:span></text:p>
      <text:p text:style-name="P18">)</text:p>
      <text:p text:style-name="P5">Nom du cas :</text:p>
      <text:p text:style-name="P5">But :</text:p>
      <text:p text:style-name="P5"><text:soft-page-break/>Acteur principal :</text:p>
      <text:p text:style-name="P5"/>
      <text:p text:style-name="P5">Déclenchement :</text:p>
      <text:p text:style-name="P5"/>
      <text:p text:style-name="P5">Pre-condition :</text:p>
      <text:p text:style-name="P5">Post-condition :</text:p>
      <text:p text:style-name="P5"/>
      <text:p text:style-name="P5">Scenario nominal :</text:p>
      <text:p text:style-name="P5"/>
      <text:p text:style-name="P5">Scenario alternatif :</text:p>
      <text:p text:style-name="P15"/>
      <text:p text:style-name="P15"/>
      <text:p text:style-name="P19"/>
      <text:p text:style-name="P19"/>
      <text:p text:style-name="P19"/>
      <text:p text:style-name="P3">2)</text:p>
      <text:p text:style-name="P3">Nom du cas :<text:span text:style-name="T1"> </text:span><text:span text:style-name="T5">Sélectionner</text:span><text:span text:style-name="T4"> un produit </text:span></text:p>
      <text:p text:style-name="P3">But : </text:p>
      <text:p text:style-name="P3">Acteurs principaux </text:p>
      <text:p text:style-name="P3">Déclenchement </text:p>
      <text:p text:style-name="P8"/>
      <text:p text:style-name="P3">Pre-condition</text:p>
      <text:p text:style-name="P3">Post-condition</text:p>
      <text:p text:style-name="P3">Scenario nominal </text:p>
      <text:p text:style-name="P3">Scenario alternatif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solid" style:text-underline-width="auto" style:text-underline-color="font-color" fo:font-weight="normal" officeooo:rsid="000f7ef3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1:41:21.555061127</meta:creation-date>
    <dc:date>2019-10-29T16:54:54.362935544</dc:date>
    <meta:editing-duration>PT1H33M34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3" meta:paragraph-count="89" meta:word-count="519" meta:character-count="3167" meta:non-whitespace-character-count="2699"/>
  </office:meta>
</office:document-meta>
</file>